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07.21pt"/>
    </style:style>
    <style:style style:name="co20" style:family="table-column">
      <style:table-column-properties fo:break-before="auto" style:column-width="191.31pt"/>
    </style:style>
    <style:style style:name="co21" style:family="table-column">
      <style:table-column-properties fo:break-before="auto" style:column-width="97.65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32.54pt"/>
    </style:style>
    <style:style style:name="co24" style:family="table-column">
      <style:table-column-properties fo:break-before="auto" style:column-width="102.39pt"/>
    </style:style>
    <style:style style:name="co25" style:family="table-column">
      <style:table-column-properties fo:break-before="auto" style:column-width="98.39pt"/>
    </style:style>
    <style:style style:name="co26" style:family="table-column">
      <style:table-column-properties fo:break-before="auto" style:column-width="103.95pt"/>
    </style:style>
    <style:style style:name="co27" style:family="table-column">
      <style:table-column-properties fo:break-before="auto" style:column-width="100.74pt"/>
    </style:style>
    <style:style style:name="co28" style:family="table-column">
      <style:table-column-properties fo:break-before="auto" style:column-width="114.29pt"/>
    </style:style>
    <style:style style:name="co29" style:family="table-column">
      <style:table-column-properties fo:break-before="auto" style:column-width="116.65pt"/>
    </style:style>
    <style:style style:name="co30" style:family="table-column">
      <style:table-column-properties fo:break-before="auto" style:column-width="39.66pt"/>
    </style:style>
    <style:style style:name="co31" style:family="table-column">
      <style:table-column-properties fo:break-before="auto" style:column-width="76.14pt"/>
    </style:style>
    <style:style style:name="co32" style:family="table-column">
      <style:table-column-properties fo:break-before="auto" style:column-width="149.24pt"/>
    </style:style>
    <style:style style:name="co33" style:family="table-column">
      <style:table-column-properties fo:break-before="auto" style:column-width="94.45pt"/>
    </style:style>
    <style:style style:name="co34" style:family="table-column">
      <style:table-column-properties fo:break-before="auto" style:column-width="120.61pt"/>
    </style:style>
    <style:style style:name="co35" style:family="table-column">
      <style:table-column-properties fo:break-before="auto" style:column-width="107.94pt"/>
    </style:style>
    <style:style style:name="co36" style:family="table-column">
      <style:table-column-properties fo:break-before="auto" style:column-width="101.59pt"/>
    </style:style>
    <style:style style:name="co37" style:family="table-column">
      <style:table-column-properties fo:break-before="auto" style:column-width="46.86pt"/>
    </style:style>
    <style:style style:name="co38" style:family="table-column">
      <style:table-column-properties fo:break-before="auto" style:column-width="119.0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558.74pt"/>
    </style:style>
    <style:style style:name="co41" style:family="table-column">
      <style:table-column-properties fo:break-before="auto" style:column-width="38.15pt"/>
    </style:style>
    <style:style style:name="co42" style:family="table-column">
      <style:table-column-properties fo:break-before="auto" style:column-width="110.35pt"/>
    </style:style>
    <style:style style:name="co43" style:family="table-column">
      <style:table-column-properties fo:break-before="auto" style:column-width="264.3pt"/>
    </style:style>
    <style:style style:name="co44" style:family="table-column">
      <style:table-column-properties fo:break-before="auto" style:column-width="44.45pt"/>
    </style:style>
    <style:style style:name="co45" style:family="table-column">
      <style:table-column-properties fo:break-before="auto" style:column-width="123.85pt"/>
    </style:style>
    <style:style style:name="co46" style:family="table-column">
      <style:table-column-properties fo:break-before="auto" style:column-width="38.89pt"/>
    </style:style>
    <style:style style:name="co47" style:family="table-column">
      <style:table-column-properties fo:break-before="auto" style:column-width="153.95pt"/>
    </style:style>
    <style:style style:name="co48" style:family="table-column">
      <style:table-column-properties fo:break-before="auto" style:column-width="88.89pt"/>
    </style:style>
    <style:style style:name="co49" style:family="table-column">
      <style:table-column-properties fo:break-before="auto" style:column-width="51.59pt"/>
    </style:style>
    <style:style style:name="co50" style:family="table-column">
      <style:table-column-properties fo:break-before="auto" style:column-width="96.86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Абетов Ауез Егембердыевич</text:p>
          </table:table-cell>
          <table:table-cell table:style-name="ce11" office:value-type="string" calcext:value-type="string">
            <text:p>Профессор</text:p>
          </table:table-cell>
          <table:table-cell table:style-name="ce11" office:value-type="string" calcext:value-type="string">
            <text:p>Доктор геолого-минерологических наук</text:p>
          </table:table-cell>
          <table:table-cell table:style-name="ce12"/>
          <table:table-cell table:style-name="ce11" office:value-type="string" calcext:value-type="string">
            <text:p>нет</text:p>
          </table:table-cell>
          <table:table-cell table:style-name="ce11" office:value-type="string" calcext:value-type="string">
            <text:p>ИГНиГД, кафедра Геофизики</text:p>
          </table:table-cell>
          <table:table-cell table:style-name="ce14" office:value-type="string" calcext:value-type="string">
            <text:p>GPH237 "Cейсмостратиграфия"</text:p>
            <text:p>  GPH307 "Системный подход к изучению нефтегазоносных пластов"</text:p>
          </table:table-cell>
          <table:table-cell table:style-name="ce17" office:value-type="string" calcext:value-type="string">
            <text:p><text:a xlink:href="mailto:abetov.auez@mail.ru" xlink:type="simple">abetov.auez@mail.ru
 87052771199</text:a>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Истекова Сара Аманжоловна</text:p>
          </table:table-cell>
          <table:table-cell table:style-name="ce10" office:value-type="string" calcext:value-type="string">
            <text:p>Профессор</text:p>
          </table:table-cell>
          <table:table-cell table:style-name="ce10" office:value-type="string" calcext:value-type="string">
            <text:p>Доктор геолого-минерологических наук</text:p>
          </table:table-cell>
          <table:table-cell table:style-name="ce13"/>
          <table:table-cell table:style-name="ce10" office:value-type="string" calcext:value-type="string">
            <text:p>нет</text:p>
          </table:table-cell>
          <table:table-cell table:style-name="ce10" office:value-type="string" calcext:value-type="string">
            <text:p>ИГНиГД, кафедра Геофизики</text:p>
          </table:table-cell>
          <table:table-cell table:style-name="ce15" office:value-type="string" calcext:value-type="string">
            <text:p>1.Комплексная интерпретация материалов ГИС</text:p>
            <text:p> 2.Моделирование геологической среды по геофизическим данным</text:p>
            <text:p> 3.Дистанционное зондирование Земли</text:p>
            <text:p> 4.Аппаратурно - методический комплекс</text:p>
            <text:p> 5.Комплексирование геофизических методов</text:p>
            <text:p> 6.Промыслово- контроль за разработкой месторождений углеводородов</text:p>
            <text:p> 7.Геофизические исследования скважин (продвинутый)геофизический</text:p>
          </table:table-cell>
          <table:table-cell table:style-name="ce18" office:value-type="string" calcext:value-type="string">
            <text:p><text:a xlink:href="mailto:istekovy@mail.ru" xlink:type="simple">istekovy@mail.ru,
 87772250346</text:a>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Шарапатов Абиш Шарапатович</text:p>
          </table:table-cell>
          <table:table-cell table:style-name="ce10" office:value-type="string" calcext:value-type="string">
            <text:p>Ассоцированный профессор</text:p>
          </table:table-cell>
          <table:table-cell table:style-name="ce10" office:value-type="string" calcext:value-type="string">
            <text:p>Кандитдат геолого-минералогических наук</text:p>
          </table:table-cell>
          <table:table-cell table:style-name="ce13"/>
          <table:table-cell table:style-name="ce10" office:value-type="string" calcext:value-type="string">
            <text:p>нет</text:p>
          </table:table-cell>
          <table:table-cell table:style-name="ce10" office:value-type="string" calcext:value-type="string">
            <text:p>ИГНиГД, кафедра Геофизики</text:p>
          </table:table-cell>
          <table:table-cell table:style-name="ce16" office:value-type="string" calcext:value-type="string">
            <text:p>1.Современные ядерные технологии в геофизических исследованиях</text:p>
            <text:p> 5.Геофизические исследования рудных и гидрогеологических скважин</text:p>
          </table:table-cell>
          <table:table-cell table:style-name="ce19" office:value-type="string" calcext:value-type="string">
            <text:p><text:a xlink:href="mailto:sharapatovich@mail.ru" xlink:type="simple">sharapatovich@mail.ru, 87051229755</text:a>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Бермуханова Айгерим</text:p>
          </table:table-cell>
          <table:table-cell table:style-name="ce10" office:value-type="string" calcext:value-type="string">
            <text:p>Тьютор</text:p>
          </table:table-cell>
          <table:table-cell table:style-name="ce10" office:value-type="string" calcext:value-type="string">
            <text:p>Магистр технических наук</text:p>
          </table:table-cell>
          <table:table-cell table:style-name="ce13"/>
          <table:table-cell table:style-name="ce10" office:value-type="string" calcext:value-type="string">
            <text:p>нет</text:p>
          </table:table-cell>
          <table:table-cell table:style-name="ce10" office:value-type="string" calcext:value-type="string">
            <text:p>ИГНиГД, кафедра Геофизики</text:p>
          </table:table-cell>
          <table:table-cell table:style-name="ce16" office:value-type="string" calcext:value-type="string">
            <text:p>1.Геоинформационные системы</text:p>
            <text:p> 2.Дистанционное зондирование Земли</text:p>
          </table:table-cell>
          <table:table-cell table:style-name="ce19" office:value-type="string" calcext:value-type="string">
            <text:p><text:a xlink:href="mailto:aigera.262626@mail.ru" xlink:type="simple">aigera.262626@mail.ru, 87018263082</text:a>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Ахмеджанов Айбек Жансатович</text:p>
          </table:table-cell>
          <table:table-cell/>
          <table:table-cell table:style-name="ce20" office:value-type="string" calcext:value-type="string">
            <text:p>кандидат геолого-минералогических наук</text:p>
          </table:table-cell>
          <table:table-cell table:number-columns-repeated="3"/>
          <table:table-cell table:style-name="ce20" office:value-type="string" calcext:value-type="string">
            <text:p>8 777 705 74 97 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3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3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4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 office:value-type="string" calcext:value-type="string">
            <text:p>Информационные, телекоммуникационные и космические технологии, научные исследования в области естественных наук</text:p>
          </table:table-cell>
          <table:table-cell table:style-name="ce11" office:value-type="string" calcext:value-type="string">
            <text:p>№АР05135158 «Разработка геоинформационной системы для решения задачи гравиметрического мониторинга состояния недр нефтегазлносных районов Казахстана на основе высокопроизводительных вычислений в условиях ограниченного объема экспериментальных данных»</text:p>
          </table:table-cell>
          <table:table-cell table:style-name="ce22" table:content-validation-name="val4" office:value-type="date" office:date-value="2018-03-05" calcext:value-type="date">
            <text:p>05.03.2018</text:p>
          </table:table-cell>
          <table:table-cell table:style-name="ce11" office:value-type="string" calcext:value-type="string">
            <text:p>Нурсеитова А.Т.</text:p>
          </table:table-cell>
          <table:table-cell table:style-name="ce11" office:value-type="string" calcext:value-type="string">
            <text:p>10 000 000</text:p>
          </table:table-cell>
          <table:table-cell table:style-name="ce17" office:value-type="string" calcext:value-type="string">
            <text:p><text:a xlink:href="https://drive.google.com/drive/folders/17awd-cb172KSzhPhFhoQ_3Aq--cMIDZP?usp=sharing" xlink:type="simple">https://drive.google.com/drive/folders/17awd-cb172KSzhPhFhoQ_3Aq--cMIDZP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text:p>Негосударственное финансирование</text:p>
          </table:table-cell>
          <table:table-cell table:style-name="ce10" office:value-type="string" calcext:value-type="string">
            <text:p>Договор 353, Трехмерное физико-геологическое моделирование и подсчет запасов метана угольных пластов</text:p>
          </table:table-cell>
          <table:table-cell table:style-name="ce15" office:value-type="string" calcext:value-type="string">
            <text:p>«Научно-технические работы по геологическому моделированию, подсчету и постановке на баланс в соответствии с действующим законо-дательством Республики Казахстан запасов угольного метана на контрактной территории АО ≪АрселорМиттал Темиртау≫, провести разработку технико-экономического расчета наземной инфраструк-туры по добыче и переработке угольного метана согласно Техническому заданию»</text:p>
          </table:table-cell>
          <table:table-cell table:style-name="ce23" table:content-validation-name="val4" office:value-type="date" office:date-value="2019-04-16" calcext:value-type="date">
            <text:p>16.04.2019</text:p>
          </table:table-cell>
          <table:table-cell table:style-name="ce10" office:value-type="string" calcext:value-type="string">
            <text:p>Абетов А.Е.</text:p>
          </table:table-cell>
          <table:table-cell table:style-name="ce10" office:value-type="string" calcext:value-type="string">
            <text:p>38 000 000</text:p>
          </table:table-cell>
          <table:table-cell table:style-name="ce25" office:value-type="string" calcext:value-type="string">
            <text:p><text:a xlink:href="https://drive.google.com/drive/folders/1tAzSXZdjc78QA-u1QMbukxF_UlIj4n2w?usp=sharing" xlink:type="simple">https://drive.google.com/drive/folders/1tAzSXZdjc78QA-u1QMbukxF_UlIj4n2w?usp=sharing</text:a></text:p>
          </table:table-cell>
          <table:table-cell table:number-columns-repeated="1016"/>
        </table:table-row>
        <table:table-row table:style-name="ro2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2"/>
          <table:table-cell table:style-name="ce26"/>
          <table:table-cell table:number-columns-repeated="1016"/>
        </table:table-row>
        <table:table-row table:style-name="ro2" table:number-rows-repeated="996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1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№13336</text:p>
          </table:table-cell>
          <table:table-cell table:style-name="ce27" table:content-validation-name="val5" office:value-type="date" office:date-value="2020-11-19" calcext:value-type="date">
            <text:p>19.11.2020</text:p>
          </table:table-cell>
          <table:table-cell table:style-name="ce28"/>
          <table:table-cell table:style-name="ce29" office:value-type="string" calcext:value-type="string">
            <text:p>Абдолдина Ф.Н., Назирова А.Б., Дубовенко Ю.И., Умирова Г.К., Джамалов Д.К., Слямхан К.Д.</text:p>
          </table:table-cell>
          <table:table-cell table:style-name="ce32" office:value-type="string" calcext:value-type="string">
            <text:p><text:a xlink:href="https://drive.google.com/file/d/1ZbAxJuvyafTcfDP7rJgsfpmGOwmxEf8v/view?usp=sharing" xlink:type="simple">https://drive.google.com/file/d/1ZbAxJuvyafTcfDP7rJgsfpmGOwmxEf8v/view?usp=sharing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928" calcext:value-type="float">
            <text:p>928</text:p>
          </table:table-cell>
          <table:table-cell table:style-name="ce23" table:content-validation-name="val5" office:value-type="date" office:date-value="2018-04-04" calcext:value-type="date">
            <text:p>04.04.2018</text:p>
          </table:table-cell>
          <table:table-cell table:style-name="ce10" office:value-type="string" calcext:value-type="string">
            <text:p>Satbayev University</text:p>
          </table:table-cell>
          <table:table-cell table:style-name="ce30" office:value-type="string" calcext:value-type="string">
            <text:p>Абетов А.Е.,</text:p>
            <text:p> Черниязданов Ч.А.,</text:p>
            <text:p> Муллагалиев Ф.А.,</text:p>
            <text:p> Толысбаев Е.Т.</text:p>
          </table:table-cell>
          <table:table-cell table:style-name="ce33" office:value-type="string" calcext:value-type="string">
            <text:p><text:a xlink:href="https://drive.google.com/file/d/105kUyUd7afXfwWzo6eID9VnM9hID2fqZ/view?usp=sharing" xlink:type="simple">https://drive.google.com/file/d/105kUyUd7afXfwWzo6eID9VnM9hID2fqZ/view?usp=sharing</text:a></text:p>
          </table:table-cell>
          <table:table-cell table:number-columns-repeated="1018"/>
        </table:table-row>
        <table:table-row table:style-name="ro2" table:number-rows-repeated="997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1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4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1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36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Базархан Курмангали</text:p>
          </table:table-cell>
          <table:table-cell table:style-name="ce34" office:value-type="string" calcext:value-type="string">
            <text:p>Геофизические методы поисков и разведки МПИ</text:p>
          </table:table-cell>
          <table:table-cell table:style-name="ce34" table:content-validation-name="val8" office:value-type="string" calcext:value-type="string">
            <text:p>Магистратура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content-validation-name="val9" office:value-type="string" calcext:value-type="string">
            <text:p>Государственный грант</text:p>
          </table:table-cell>
          <table:table-cell table:style-name="ce35" office:value-type="string" calcext:value-type="string">
            <text:p>Университет Лотарингии</text:p>
            <text:p>  г. Нанси, Франция</text:p>
          </table:table-cell>
          <table:table-cell table:style-name="ce34" office:value-type="string" calcext:value-type="string">
            <text:p>С 27 августа 2019года по 15 августа 2020года.</text:p>
          </table:table-cell>
          <table:table-cell table:style-name="ce25" office:value-type="string" calcext:value-type="string">
            <text:p><text:a xlink:href="https://drive.google.com/drive/folders/1RBhmHyjMuEMjjkpbVHyoN67FzLkPH3Jf?usp=sharing" xlink:type="simple">https://drive.google.com/drive/folders/1RBhmHyjMuEMjjkpbVHyoN67FzLkPH3Jf?usp=sharing</text:a></text:p>
          </table:table-cell>
          <table:table-cell table:number-columns-repeated="1015"/>
        </table:table-row>
        <table:table-row table:style-name="ro2" table:number-rows-repeated="998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37" office:value-type="string" calcext:value-type="string">
            <text:p>№</text:p>
          </table:table-cell>
          <table:table-cell table:style-name="ce37" office:value-type="string" calcext:value-type="string">
            <text:p>Наименование организации</text:p>
          </table:table-cell>
          <table:table-cell table:style-name="ce37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1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173" meta:object-count="0"/>
    <meta:generator>LibreOfficeDev/6.0.5.2$Linux_X86_64 LibreOffice_project/</meta:generator>
  </office:meta>
</office:document-meta>
</file>